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Liberation Serif" fo:font-size="12pt" fo:language="fr" fo:country="FR" officeooo:rsid="00221225" officeooo:paragraph-rsid="00221225" fo:background-color="#ffffff" style:font-size-asian="12pt" style:language-asian="zxx" style:country-asian="none" style:font-size-complex="12pt" style:language-complex="zxx" style:country-complex="none"/>
    </style:style>
    <style:style style:name="P2" style:family="paragraph" style:parent-style-name="Standard">
      <style:text-properties fo:color="#000000" loext:opacity="100%" style:font-name="Liberation Serif" fo:font-size="12pt" fo:language="fr" fo:country="FR" officeooo:rsid="0023fa1f" officeooo:paragraph-rsid="0023fa1f" fo:background-color="#ffffff" style:font-size-asian="12pt" style:language-asian="zxx" style:country-asian="none" style:font-size-complex="12pt" style:language-complex="zxx" style:country-complex="none"/>
    </style:style>
    <style:style style:name="P3" style:family="paragraph" style:parent-style-name="Standard">
      <style:text-properties fo:color="#000000" loext:opacity="100%" style:font-name="Liberation Serif" fo:font-size="12pt" fo:language="fr" fo:country="FR" officeooo:rsid="00297a2f" officeooo:paragraph-rsid="00221225" fo:background-color="#ffffff" style:font-size-asian="12pt" style:language-asian="zxx" style:country-asian="none" style:font-size-complex="12pt" style:language-complex="zxx" style:country-complex="none"/>
    </style:style>
    <style:style style:name="P4" style:family="paragraph" style:parent-style-name="Standard">
      <style:text-properties fo:color="#000000" loext:opacity="100%" style:font-name="Liberation Serif" fo:font-size="12pt" fo:language="fr" fo:country="FR" officeooo:rsid="00256f10" officeooo:paragraph-rsid="00256f10" fo:background-color="#ffffff" style:font-size-asian="12pt" style:language-asian="zxx" style:country-asian="none" style:font-size-complex="12pt" style:language-complex="zxx" style:country-complex="none"/>
    </style:style>
    <style:style style:name="P5" style:family="paragraph" style:parent-style-name="Standard">
      <style:text-properties fo:color="#000000" loext:opacity="100%" style:font-name="Liberation Serif" fo:font-size="12pt" fo:language="fr" fo:country="FR" officeooo:rsid="0022372e" officeooo:paragraph-rsid="004259a2" fo:background-color="#ffffff" style:font-size-asian="12pt" style:language-asian="zxx" style:country-asian="none" style:font-size-complex="12pt" style:language-complex="zxx" style:country-complex="none"/>
    </style:style>
    <style:style style:name="P6" style:family="paragraph" style:parent-style-name="Standard">
      <style:text-properties style:font-name="Liberation Serif" fo:font-size="12pt" fo:language="fr" fo:country="FR" officeooo:rsid="00221225" officeooo:paragraph-rsid="00221225" fo:background-color="#ffffff" style:font-size-asian="12pt" style:language-asian="zxx" style:country-asian="none" style:font-size-complex="12pt" style:language-complex="zxx" style:country-complex="none"/>
    </style:style>
    <style:style style:name="P7" style:family="paragraph" style:parent-style-name="Standard">
      <style:text-properties style:font-name="Liberation Serif" fo:font-size="12pt" fo:language="fr" fo:country="FR" officeooo:rsid="001cab29" officeooo:paragraph-rsid="001cab29" fo:background-color="#ffffff" style:font-size-asian="12pt" style:language-asian="zxx" style:country-asian="none" style:font-size-complex="12pt" style:language-complex="zxx" style:country-complex="none"/>
    </style:style>
    <style:style style:name="P8" style:family="paragraph" style:parent-style-name="Standard">
      <style:text-properties style:font-name="Liberation Serif" fo:font-size="12pt" fo:language="fr" fo:country="FR" officeooo:rsid="001cab29" officeooo:paragraph-rsid="003ce714" fo:background-color="#ffffff" style:font-size-asian="12pt" style:language-asian="zxx" style:country-asian="none" style:font-size-complex="12pt" style:language-complex="zxx" style:country-complex="none"/>
    </style:style>
    <style:style style:name="P9" style:family="paragraph" style:parent-style-name="Standard">
      <style:text-properties style:font-name="Liberation Serif" fo:font-size="12pt" fo:language="fr" fo:country="FR" officeooo:rsid="001edf16" officeooo:paragraph-rsid="0021e970" fo:background-color="#ffffff" style:font-size-asian="12pt" style:language-asian="zxx" style:country-asian="none" style:font-size-complex="12pt" style:language-complex="zxx" style:country-complex="none"/>
    </style:style>
    <style:style style:name="P10" style:family="paragraph" style:parent-style-name="Standard">
      <style:text-properties style:font-name="Liberation Serif" fo:font-size="12pt" fo:language="fr" fo:country="FR" officeooo:rsid="001edf16" officeooo:paragraph-rsid="003ddc21" fo:background-color="#ffffff" style:font-size-asian="12pt" style:language-asian="zxx" style:country-asian="none" style:font-size-complex="12pt" style:language-complex="zxx" style:country-complex="none"/>
    </style:style>
    <style:style style:name="P11" style:family="paragraph" style:parent-style-name="Standard">
      <style:text-properties style:font-name="Liberation Serif" fo:font-size="12pt" fo:language="fr" fo:country="FR" officeooo:rsid="0021e970" officeooo:paragraph-rsid="0021e970" fo:background-color="#ffffff" style:font-size-asian="12pt" style:language-asian="zxx" style:country-asian="none" style:font-size-complex="12pt" style:language-complex="zxx" style:country-complex="none"/>
    </style:style>
    <style:style style:name="P12" style:family="paragraph" style:parent-style-name="Standard">
      <style:text-properties officeooo:paragraph-rsid="001cab29"/>
    </style:style>
    <style:style style:name="P13" style:family="paragraph" style:parent-style-name="Standard">
      <style:text-properties officeooo:paragraph-rsid="004259a2"/>
    </style:style>
    <style:style style:name="P14" style:family="paragraph" style:parent-style-name="Standard">
      <style:paragraph-properties fo:break-before="page"/>
      <style:text-properties style:font-name="Liberation Serif" fo:font-size="12pt" fo:language="fr" fo:country="FR" officeooo:rsid="00221225" officeooo:paragraph-rsid="00221225" fo:background-color="#ffffff" style:font-size-asian="12pt" style:language-asian="zxx" style:country-asian="none" style:font-size-complex="12pt" style:language-complex="zxx" style:country-complex="none"/>
    </style:style>
    <style:style style:name="T1" style:family="text">
      <style:text-properties officeooo:rsid="001d7d56"/>
    </style:style>
    <style:style style:name="T2" style:family="text">
      <style:text-properties officeooo:rsid="001f0d91"/>
    </style:style>
    <style:style style:name="T3" style:family="text">
      <style:text-properties officeooo:rsid="00221225"/>
    </style:style>
    <style:style style:name="T4" style:family="text">
      <style:text-properties officeooo:rsid="0023fa1f"/>
    </style:style>
    <style:style style:name="T5" style:family="text">
      <style:text-properties officeooo:rsid="00261897"/>
    </style:style>
    <style:style style:name="T6" style:family="text">
      <style:text-properties fo:color="#000000" loext:opacity="100%"/>
    </style:style>
    <style:style style:name="T7" style:family="text">
      <style:text-properties fo:color="#000000" loext:opacity="100%" officeooo:rsid="00297a2f"/>
    </style:style>
    <style:style style:name="T8" style:family="text">
      <style:text-properties fo:color="#000000" loext:opacity="100%" officeooo:rsid="0022372e"/>
    </style:style>
    <style:style style:name="T9" style:family="text">
      <style:text-properties fo:color="#000000" loext:opacity="100%" officeooo:rsid="00283cd4"/>
    </style:style>
    <style:style style:name="T10" style:family="text">
      <style:text-properties fo:color="#000000" loext:opacity="100%" style:font-name="Liberation Serif" fo:font-size="12pt" fo:language="fr" fo:country="FR" officeooo:rsid="00256f10" fo:background-color="#ffffff" loext:char-shading-value="0" style:font-size-asian="12pt" style:language-asian="zxx" style:country-asian="none" style:font-size-complex="12pt" style:language-complex="zxx" style:country-complex="none"/>
    </style:style>
    <style:style style:name="T11" style:family="text">
      <style:text-properties fo:color="#000000" loext:opacity="100%" style:font-name="Liberation Serif" fo:font-size="12pt" fo:language="fr" fo:country="FR" officeooo:rsid="002620fa" fo:background-color="#ffffff" loext:char-shading-value="0" style:font-size-asian="12pt" style:language-asian="zxx" style:country-asian="none" style:font-size-complex="12pt" style:language-complex="zxx" style:country-complex="none"/>
    </style:style>
    <style:style style:name="T12" style:family="text">
      <style:text-properties fo:color="#000000" loext:opacity="100%" style:font-name="Liberation Serif" fo:font-size="12pt" fo:language="fr" fo:country="FR" officeooo:rsid="0026ffe2" fo:background-color="#ffffff" loext:char-shading-value="0" style:font-size-asian="12pt" style:language-asian="zxx" style:country-asian="none" style:font-size-complex="12pt" style:language-complex="zxx" style:country-complex="none"/>
    </style:style>
    <style:style style:name="T13" style:family="text">
      <style:text-properties fo:color="#000000" loext:opacity="100%" style:font-name="Liberation Serif" fo:font-size="12pt" fo:language="fr" fo:country="FR" officeooo:rsid="0029b6b2" fo:background-color="#ffffff" loext:char-shading-value="0" style:font-size-asian="12pt" style:language-asian="zxx" style:country-asian="none" style:font-size-complex="12pt" style:language-complex="zxx" style:country-complex="none"/>
    </style:style>
    <style:style style:name="T14" style:family="text">
      <style:text-properties fo:color="#000000" loext:opacity="100%" style:font-name="Liberation Serif" fo:font-size="12pt" fo:language="fr" fo:country="FR" officeooo:rsid="0038b6b2" fo:background-color="#ffffff" loext:char-shading-value="0" style:font-size-asian="12pt" style:language-asian="zxx" style:country-asian="none" style:font-size-complex="12pt" style:language-complex="zxx" style:country-complex="none"/>
    </style:style>
    <style:style style:name="T15" style:family="text">
      <style:text-properties fo:color="#000000" loext:opacity="100%" style:font-name="Liberation Serif" fo:font-size="12pt" fo:language="fr" fo:country="FR" officeooo:rsid="0039d101" fo:background-color="#ffffff" loext:char-shading-value="0" style:font-size-asian="12pt" style:language-asian="zxx" style:country-asian="none" style:font-size-complex="12pt" style:language-complex="zxx" style:country-complex="none"/>
    </style:style>
    <style:style style:name="T16" style:family="text">
      <style:text-properties fo:color="#000000" loext:opacity="100%" style:font-name="Liberation Serif" fo:font-size="12pt" fo:language="fr" fo:country="FR" officeooo:rsid="003a2187" fo:background-color="#ffffff" loext:char-shading-value="0" style:font-size-asian="12pt" style:language-asian="zxx" style:country-asian="none" style:font-size-complex="12pt" style:language-complex="zxx" style:country-complex="none"/>
    </style:style>
    <style:style style:name="T17" style:family="text">
      <style:text-properties fo:color="#000000" loext:opacity="100%" style:font-name="Liberation Serif" fo:font-size="12pt" fo:language="fr" fo:country="FR" officeooo:rsid="004259a2" fo:background-color="#ffffff" loext:char-shading-value="0" style:font-size-asian="12pt" style:language-asian="zxx" style:country-asian="none" style:font-size-complex="12pt" style:language-complex="zxx" style:country-complex="none"/>
    </style:style>
    <style:style style:name="T18" style:family="text">
      <style:text-properties fo:color="#000000" loext:opacity="100%" style:font-name="Liberation Serif" fo:font-size="12pt" fo:language="fr" fo:country="FR" officeooo:rsid="00438ac2" fo:background-color="#ffffff" loext:char-shading-value="0" style:font-size-asian="12pt" style:language-asian="zxx" style:country-asian="none" style:font-size-complex="12pt" style:language-complex="zxx" style:country-complex="none"/>
    </style:style>
    <style:style style:name="T19" style:family="text">
      <style:text-properties fo:color="#000000" loext:opacity="100%" style:font-name="Liberation Serif" fo:font-size="12pt" fo:language="fr" fo:country="FR" officeooo:rsid="00256f10" fo:background-color="#ffff00" loext:char-shading-value="0" style:font-size-asian="12pt" style:language-asian="zxx" style:country-asian="none" style:font-size-complex="12pt" style:language-complex="zxx" style:country-complex="none"/>
    </style:style>
    <style:style style:name="T20" style:family="text">
      <style:text-properties fo:color="#000000" loext:opacity="100%" style:font-name="Liberation Serif" fo:font-size="12pt" fo:language="fr" fo:country="FR" officeooo:rsid="00344d15" fo:background-color="#ffff00" loext:char-shading-value="0" style:font-size-asian="12pt" style:language-asian="zxx" style:country-asian="none" style:font-size-complex="12pt" style:language-complex="zxx" style:country-complex="none"/>
    </style:style>
    <style:style style:name="T21" style:family="text">
      <style:text-properties fo:color="#000000" loext:opacity="100%" style:font-name="Liberation Serif" fo:font-size="12pt" fo:language="fr" fo:country="FR" officeooo:rsid="004259a2" fo:background-color="#ffff00" loext:char-shading-value="0" style:font-size-asian="12pt" style:language-asian="zxx" style:country-asian="none" style:font-size-complex="12pt" style:language-complex="zxx" style:country-complex="none"/>
    </style:style>
    <style:style style:name="T22" style:family="text">
      <style:text-properties fo:color="#000000" loext:opacity="100%" officeooo:rsid="00411c83"/>
    </style:style>
    <style:style style:name="T23" style:family="text">
      <style:text-properties officeooo:rsid="0029b6b2"/>
    </style:style>
    <style:style style:name="T24" style:family="text">
      <style:text-properties style:font-name="Liberation Serif" fo:font-size="12pt" fo:language="fr" fo:country="FR" officeooo:rsid="001cab29" fo:background-color="#ffffff" loext:char-shading-value="0" style:font-size-asian="12pt" style:language-asian="zxx" style:country-asian="none" style:font-size-complex="12pt" style:language-complex="zxx" style:country-complex="none"/>
    </style:style>
    <style:style style:name="T25" style:family="text">
      <style:text-properties style:font-name="Liberation Serif" fo:font-size="12pt" fo:language="fr" fo:country="FR" officeooo:rsid="003ce714" fo:background-color="#ffffff" loext:char-shading-value="0" style:font-size-asian="12pt" style:language-asian="zxx" style:country-asian="none" style:font-size-complex="12pt" style:language-complex="zxx" style:country-complex="none"/>
    </style:style>
    <style:style style:name="T26" style:family="text">
      <style:text-properties style:font-name="Liberation Serif" fo:font-size="12pt" fo:language="fr" fo:country="FR" officeooo:rsid="00316a14" fo:background-color="#ffff00" loext:char-shading-value="0" style:font-size-asian="12pt" style:language-asian="zxx" style:country-asian="none" style:font-size-complex="12pt" style:language-complex="zxx" style:country-complex="none"/>
    </style:style>
    <style:style style:name="T27" style:family="text">
      <style:text-properties style:font-name="Liberation Serif" fo:font-size="12pt" fo:language="fr" fo:country="FR" officeooo:rsid="003ce714" fo:background-color="#ffff00" loext:char-shading-value="0" style:font-size-asian="12pt" style:language-asian="zxx" style:country-asian="none" style:font-size-complex="12pt" style:language-complex="zxx" style:country-complex="none"/>
    </style:style>
    <style:style style:name="T28" style:family="text">
      <style:text-properties style:font-name="Liberation Serif" fo:font-size="12pt" fo:language="fr" fo:country="FR" officeooo:rsid="003ce714" fo:background-color="#ffff00" loext:char-shading-value="0" style:font-size-asian="12pt" style:language-asian="zxx" style:country-asian="none" style:font-size-complex="12pt" style:language-complex="zxx" style:country-complex="none"/>
    </style:style>
    <style:style style:name="T29" style:family="text">
      <style:text-properties fo:language="fr" fo:country="FR" fo:background-color="#ffff00" loext:char-shading-value="0" style:language-asian="zxx" style:country-asian="none" style:language-complex="zxx" style:country-complex="none"/>
    </style:style>
    <style:style style:name="T30" style:family="text">
      <style:text-properties fo:language="fr" fo:country="FR" officeooo:rsid="00316a14" fo:background-color="#ffff00" loext:char-shading-value="0" style:language-asian="zxx" style:country-asian="none" style:language-complex="zxx" style:country-complex="none"/>
    </style:style>
    <style:style style:name="T31" style:family="text">
      <style:text-properties fo:background-color="#ffff00" loext:char-shading-value="0"/>
    </style:style>
    <style:style style:name="T32" style:family="text">
      <style:text-properties officeooo:rsid="001f0d91" fo:background-color="#ffff00" loext:char-shading-value="0"/>
    </style:style>
    <style:style style:name="T33" style:family="text">
      <style:text-properties officeooo:rsid="00316a14" fo:background-color="#ffff00" loext:char-shading-value="0"/>
    </style:style>
    <style:style style:name="T34" style:family="text">
      <style:text-properties officeooo:rsid="0031def7" fo:background-color="#ffff00" loext:char-shading-value="0"/>
    </style:style>
    <style:style style:name="T35" style:family="text">
      <style:text-properties officeooo:rsid="0033305a" fo:background-color="#ffff00" loext:char-shading-value="0"/>
    </style:style>
    <style:style style:name="T36" style:family="text">
      <style:text-properties officeooo:rsid="00340bf3" fo:background-color="#ffff00" loext:char-shading-value="0"/>
    </style:style>
    <style:style style:name="T37" style:family="text">
      <style:text-properties officeooo:rsid="003ddc21" fo:background-color="#ffff00" loext:char-shading-value="0"/>
    </style:style>
    <style:style style:name="T38" style:family="text">
      <style:text-properties officeooo:rsid="00261897" fo:background-color="#81d41a" loext:char-shading-value="0"/>
    </style:style>
    <style:style style:name="T39" style:family="text">
      <style:text-properties officeooo:rsid="00316a14"/>
    </style:style>
    <style:style style:name="T40" style:family="text">
      <style:text-properties officeooo:rsid="00344d15"/>
    </style:style>
    <style:style style:name="T41" style:family="text">
      <style:text-properties officeooo:rsid="0038b6b2"/>
    </style:style>
    <style:style style:name="T42" style:family="text">
      <style:text-properties officeooo:rsid="003ce714"/>
    </style:style>
    <style:style style:name="T43" style:family="text">
      <style:text-properties officeooo:rsid="003ddc21"/>
    </style:style>
    <style:style style:name="T44" style:family="text">
      <style:text-properties officeooo:rsid="003f2194"/>
    </style:style>
    <style:style style:name="T45" style:family="text">
      <style:text-properties officeooo:rsid="00411c83"/>
    </style:style>
    <style:style style:name="T46" style:family="text">
      <style:text-properties officeooo:rsid="004259a2"/>
    </style:style>
    <style:style style:name="T47" style:family="text">
      <style:text-properties officeooo:rsid="00438a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4">Intro: Programmer son arrosage à partir de son téléphone peut contenir plusieurs avantages. En effet nous pouvons </text:span><text:span text:style-name="T25">tout </text:span><text:span text:style-name="T24">faire avec notre téléphone de nos jours, mais aussi comme la technologie il y </text:span><text:span text:style-name="T25">a</text:span><text:span text:style-name="T24"> beaucoup de contrainte</text:span><text:span text:style-name="T25">s. B</text:span><text:span text:style-name="T24">ien s</text:span><text:span text:style-name="T25">û</text:span><text:span text:style-name="T24">r il y a des avantages, c'est une évidence, mais il y </text:span><text:span text:style-name="T25">a</text:span><text:span text:style-name="T24"> aussi de</text:span><text:span text:style-name="T25">s</text:span><text:span text:style-name="T24"> inconvénients. </text:span><text:span text:style-name="T28">E</text:span><text:span text:style-name="T30">t</text:span><text:span text:style-name="T29"> dans cette question je dois </text:span><text:span text:style-name="T26">mettre en avant les avantages du produit et aussi </text:span><text:span text:style-name="T27">l</text:span><text:span text:style-name="T26">es inconvénients et tout ce qu’il faudra pour pouvoir les transformer en avantages</text:span><text:span text:style-name="T24">. En somme notre application contrôlera un système intégré d’arrosage automatique que </text:span><text:span text:style-name="T25">nous avons</text:span><text:span text:style-name="T24"> conçu et où </text:span><text:span text:style-name="T25">nous avons</text:span><text:span text:style-name="T24"> tout fait pour qu’il </text:span><text:span text:style-name="T25">soit </text:span><text:span text:style-name="T24">parfaitement compatible et fonctionnel avec notre système d’arrosage automatique. <text:s/></text:span></text:p>
      <text:p text:style-name="P7"/>
      <text:p text:style-name="P8"><text:span text:style-name="T1">Argument: </text:span>Pour commencer on <text:span text:style-name="T42">a</text:span> pu regrouper dans une liste non exhaustive <text:span text:style-name="T1">des avantages qu’i</text:span><text:span text:style-name="T42">l</text:span><text:span text:style-name="T1"> peut y avoir sur le fait de programmer son arrosage sur notre téléphone. Évidemment, le premier avantage est l’ergonomie qui est l’élément fondateur de notre application.</text:span></text:p>
      <text:p text:style-name="P8"><text:span text:style-name="T1">Pourquoi ? Parce que l’interface utilisateur est le centre de notre application où nous avons toute</text:span><text:span text:style-name="T42">s</text:span><text:span text:style-name="T1"> les liaison</text:span><text:span text:style-name="T42">s</text:span><text:span text:style-name="T1"> entre les composants et le téléphone en un simple affichage.</text:span></text:p>
      <text:p text:style-name="P8"><text:span text:style-name="T1">Et votre question serait : <text:s/>« Mais comment pouvez-</text:span><text:span text:style-name="T42">vous</text:span><text:span text:style-name="T1"> voir les information</text:span><text:span text:style-name="T42">s</text:span><text:span text:style-name="T1"> directement sur votre téléphone, alors que les composants et le système n’est pas relié par le téléphone ?» Ma réponse est que le téléphone </text:span><text:span text:style-name="T42">a</text:span><text:span text:style-name="T1"> pu se connecter au système grâce essentiellement au « bluetooth » qui permet le contrôle de l’arrosage en passant au programme de son arrosage, ce qui sera habituellement utilisé. </text:span><text:span text:style-name="T43">M</text:span><text:span text:style-name="T1">ais aussi vous pouvez lancer directement l’arrosage à partir de cette application. Les information</text:span><text:span text:style-name="T43">s</text:span><text:span text:style-name="T1"> selon l’humidité du sol et de l’air o</text:span><text:span text:style-name="T43">u</text:span><text:span text:style-name="T1"> de la température du sol et de l’air seront instantanément communiqués sur l’interface utilisateur.</text:span></text:p>
      <text:p text:style-name="P7"/>
      <text:p text:style-name="P10"><text:span text:style-name="T43">L</text:span>e plus gros avantage est l’avancée technique qui est proposé<text:span text:style-name="T43">e</text:span>, car avant <text:span text:style-name="T43">nous avions</text:span> des interfaces <text:span text:style-name="T3">trop</text:span> compliqué<text:span text:style-name="T3">es</text:span>, comme les anciens systèmes d’arrosage qui se contrôlai<text:span text:style-name="T3">en</text:span>t avec les diodes. Et qui pour ceux qui achètent un système d’arrosage automatique de nos jours, serait une interface plutôt compliqué<text:span text:style-name="T43">e</text:span> <text:span text:style-name="T3">à</text:span> mon avis. On va dire que si je m’arrête l<text:span text:style-name="T3">à,</text:span> notre <text:span text:style-name="T3">produit</text:span> serait parfait et que <text:span text:style-name="T43">cela</text:span> pourrait plaire <text:span text:style-name="T43">au plus grand</text:span> monde. <text:span text:style-name="T43">M</text:span>ais c<text:span text:style-name="T3">e n’est</text:span> pas si simple que ça, car après de longues recherche<text:span text:style-name="T43">s</text:span> nous avons remarqué quelques inconvénients très frappant et qui ont retenu notre attention.</text:p>
      <text:p text:style-name="P10"><text:span text:style-name="T2">Tout d’abord les problèmes de compatibilité sur les versions. </text:span><text:span text:style-name="T43">N</text:span><text:span text:style-name="T2">ous avons remarqué que sur le concept de notre arroseur automatique nous pouvions voir que l’application à été fait</text:span><text:span text:style-name="T43">e</text:span><text:span text:style-name="T2"> par un outil de création d’application pour Android. </text:span><text:span text:style-name="T43">D</text:span><text:span text:style-name="T2">onc la version de cette application </text:span><text:span text:style-name="T43">n’</text:span><text:span text:style-name="T2">est malheureusement disponible que pour Android. Le dernier problème connu est notamment </text:span><text:span text:style-name="T43">l</text:span><text:span text:style-name="T2">e fait que </text:span><text:span text:style-name="T43">cela</text:span><text:span text:style-name="T2"> ne supporte pas toutes les versions de bluetooth. </text:span><text:span text:style-name="T43">M</text:span><text:span text:style-name="T2">ais</text:span><text:span text:style-name="T32"> le bluetooth est </text:span><text:span text:style-name="T33">beaucoup plus simple d’utilisation</text:span><text:span text:style-name="T32"> pour ce produit car il n’est pas forcément limité comme une connexion par le wifi </text:span><text:span text:style-name="T33">où il faudrait d’abord connecter le système d’arrosage au wifi </text:span><text:span text:style-name="T37">puis</text:span><text:span text:style-name="T33"> connecter le téléphone au wifi.</text:span><text:span text:style-name="T32"> </text:span><text:span text:style-name="T34">L</text:span><text:span text:style-name="T33">’utilisation du bluetooth consomme beaucoup moins que sur une utilisation en wifi</text:span><text:span text:style-name="T32">. </text:span><text:span text:style-name="T34">Pour le bluetooth, il utilise un peu moins de 3 % de la batterie et </text:span><text:span text:style-name="T37">n’</text:span><text:span text:style-name="T34">utilise <text:s/>que 2 Miliwatt au contraire du wifi qui utilise 80 Miliwatt et 75bps. </text:span><text:span text:style-name="T36">Au final, d’un point écologique, nous utiliseron</text:span><text:span text:style-name="T37">s</text:span><text:span text:style-name="T36"> plutôt le bluetooth car il pollue 40 fois moins que le wifi</text:span><text:span text:style-name="T34">. Pour les caractéristique</text:span><text:span text:style-name="T37">s</text:span><text:span text:style-name="T34"> du module Bluetooth arduino, </text:span><text:span text:style-name="T35">il fonctionne sous une fréquence de 2.4GHz</text:span><text:span text:style-name="T34">.</text:span><text:span text:style-name="T2"> Une dernière questi</text:span><text:span text:style-name="T39">o</text:span><text:span text:style-name="T2">n qu</text:span><text:span text:style-name="T43">e l</text:span><text:span text:style-name="T2">’on pourrait se poser serait « bien sur que c’est ergonomique sur téléphone mais sur l’ordinateur serait-ce autant ergonomique ? »</text:span></text:p>
      <text:p text:style-name="P10"><text:span text:style-name="T2">J’aurais tendance à répondre que non, car </text:span><text:span text:style-name="T43">il </text:span><text:span text:style-name="T2">est plus pratique d’ouvrir une simple application téléphone transportable que de devoir ouvrir sur ordinateur. </text:span><text:span text:style-name="T43">S</text:span><text:span text:style-name="T2">urtout que presque tout le monde </text:span><text:span text:style-name="T43">a</text:span><text:span text:style-name="T2"> un téléphone portable ce qui peut encore plus être ouvert </text:span><text:span text:style-name="T43">à</text:span><text:span text:style-name="T2"> tous et peut être plus pratique d’utilisation. Aussi, tous les ordinateurs ne proposent pas le service Bluetooth inclus, et requièrent donc un périphérique en plus. Sachant que pour un côté plus technique l’application du téléphone serait mieux adapté à la programmation de l’arrosage car </text:span><text:span text:style-name="T43">nous avons</text:span><text:span text:style-name="T2"> fait en sorte que les actions soi</text:span><text:span text:style-name="T43">en</text:span><text:span text:style-name="T2">t relié</text:span><text:span text:style-name="T43">e</text:span><text:span text:style-name="T2">s d’une langue à l’autre, ici du langage C, qui est proposé pour l’arduino au scratch qui est proposé p</text:span><text:span text:style-name="T32">ar app inventor, le logiciel d’</text:span><text:span text:style-name="T33">apprentissage de</text:span><text:span text:style-name="T32"> création d’applications pour Android</text:span></text:p>
      <text:p text:style-name="P9"/>
      <text:p text:style-name="P11">Conclusion: Pour conclure <text:span text:style-name="T43">nous pouvons</text:span> voir qu’en général les avantages prennent le dessus par <text:soft-page-break/>rapport aux inconvénients. <text:span text:style-name="T43">L</text:span>es avantages énoncés sont cruciaux par rapport à l’ergonomie ou encore pour les infos donné<text:span text:style-name="T43">e</text:span>s. Alors que les inconvénients énoncés sont minimes pour causes de faute de temps, pour ne pas avoir travaillé sur la compatibilité des système<text:span text:style-name="T43">s</text:span> d’exploitation du téléphone ou encore la version du bluetooth. <text:span text:style-name="T44">Il s’agit d</text:span>’un problème d’obsolescence qui ne touchera qu’une minorité de gens à cause d’équipements ancien<text:span text:style-name="T31">s. Cependant, le module Bluetooth du produit restera </text:span><text:span text:style-name="T36">tou</text:span><text:span text:style-name="T31">jour</text:span><text:span text:style-name="T36">s compatible avec les téléphones dotés du Bluetooth</text:span><text:span text:style-name="T31"> pour </text:span><text:span text:style-name="T36">pouvoir maintenir</text:span><text:span text:style-name="T31"> un fonctionnement optimal.</text:span></text:p>
      <text:p text:style-name="P6"/>
      <text:p text:style-name="P3"/>
      <text:p text:style-name="P3"/>
      <text:p text:style-name="P3"/>
      <text:p text:style-name="P14"><text:span text:style-name="T7">I</text:span><text:span text:style-name="T6">ntro: </text:span><text:span text:style-name="T8">Quand </text:span><text:span text:style-name="T22">nous avons</text:span><text:span text:style-name="T8"> un gros projet, </text:span><text:span text:style-name="T22">nous devons nous </text:span><text:span text:style-name="T8">entourer d’un bon groupe. </text:span><text:span text:style-name="T22">S</text:span><text:span text:style-name="T8">ouvent une personne ne peut pas forcément savoir faire </text:span><text:span text:style-name="T22">de nombreuses</text:span><text:span text:style-name="T8"> choses en même temps dans un projet si important, à par</text:span><text:span text:style-name="T22">t</text:span><text:span text:style-name="T8"> connaître les bases simples de ce qu’il sait faire. Mais l’importance d’avoir un groupe serait d’avoir de l’aide, mais surtout plus de connaissance ? C’est ce que je vais vous répondre pour ce questionnement, qui reflète un peu du social dans un projet. </text:span><text:span text:style-name="T9">En somme, est-ce que la complémentarité des membres d’un groupe est un avantage pour un projet ?</text:span></text:p>
      <text:p text:style-name="P1"/>
      <text:p text:style-name="P5">Arguments: Pour commencer, nous avons <text:span text:style-name="T45">tous </text:span>eu un projet sur lequel travailler, et nous avons choisi d’être dans un groupe <text:span text:style-name="T40">4. </text:span><text:span text:style-name="T45">Puis nous avons travaillé</text:span> sur <text:span text:style-name="T40">un système d’a</text:span>rros<text:span text:style-name="T40">age</text:span> automatique. <text:span text:style-name="T45">P</text:span><text:span text:style-name="T4">our réaliser ce projet, nous avons du réunir plusieurs compétences </text:span><text:span text:style-name="T45">en vue d’</text:span><text:span text:style-name="T4">aborder ce projet de grande envergure. Car il y avait plusieurs compétences à mettre en œuvre pour faire fonctionner l’arroseur automatique. </text:span><text:span text:style-name="T45">D</text:span><text:span text:style-name="T4">éjà les composants qui pouvai</text:span><text:span text:style-name="T45">ent</text:span><text:span text:style-name="T4"> être compatibles pour faire fonctionner en toute sécurité l’arroseur. </text:span><text:span text:style-name="T45">C</text:span><text:span text:style-name="T4">omme le choix de la batterie ou le choix du composant qui servira à le faire fonctionner. Ce choix était surtout </text:span><text:span text:style-name="T45">décidé</text:span><text:span text:style-name="T4"> par la totalité de l’équipe, car c’était avec ces composants qu</text:span><text:span text:style-name="T45"> nous pouvions</text:span><text:span text:style-name="T4"> savoir quel</text:span><text:span text:style-name="T45">les</text:span><text:span text:style-name="T4"> compétences il fallait vraiment mettre en valeur pour s’assurer </text:span><text:span text:style-name="T45">du</text:span><text:span text:style-name="T4"> bon fonctionnement du produit.</text:span></text:p>
      <text:p text:style-name="P5"><text:span text:style-name="T4">Après avoir choisir ce panel de composants, plusieurs compétences pouvaient s’offrir à nous pour les mettre en valeur pour que le projet et l’avancement du produit </text:span><text:span text:style-name="T46">se fasse</text:span><text:span text:style-name="T4"> le plus vite possible. En effet, je vais </text:span><text:span text:style-name="T41">essayer de classer les compétences essentielles dans notre projet</text:span><text:span text:style-name="T4">.</text:span></text:p>
      <text:p text:style-name="P13"><text:span text:style-name="T14">Dans notre projet il y à : moi ; Amaury ; Ewan et Erwan</text:span><text:span text:style-name="T10">. </text:span><text:span text:style-name="T14">De mon côté, </text:span><text:span text:style-name="T15">j’ai </text:span><text:span text:style-name="T17">réalisé</text:span><text:span text:style-name="T15"> l’interface de l’application mobile pour l ‘arroseur automatique, et j’ai fai</text:span><text:span text:style-name="T17">t</text:span><text:span text:style-name="T15"> avec Amaury la programmation du système par l’arduino uno qui est en langage C. </text:span><text:span text:style-name="T17">Nous nous sommes</text:span><text:span text:style-name="T15"> réunis à deux pour pouvoir venir à terme de la programmation du système</text:span><text:span text:style-name="T10">. </text:span><text:span text:style-name="T15">Ensuite Amaury </text:span><text:span text:style-name="T17">a</text:span><text:span text:style-name="T15"> travaill</text:span><text:span text:style-name="T17">é</text:span><text:span text:style-name="T15"> sur le capteur d’humidité de l’air et </text:span><text:span text:style-name="T17">a</text:span><text:span text:style-name="T15"> travaillé sur le capteur de température qui requiert des connaissances en physique. </text:span><text:span text:style-name="T17">C</text:span><text:span text:style-name="T15">e que tout le monde n’a pas forcément dans ses compétences</text:span><text:span text:style-name="T10">. </text:span><text:span text:style-name="T16">Après nous avons Erwan qui travaille sur le capteur d’humidité du sol, qui demande approximativement les mêmes compétences. </text:span><text:span text:style-name="T17">S</text:span><text:span text:style-name="T16">eulement les recherches sont parfois longue</text:span><text:span text:style-name="T17">s</text:span><text:span text:style-name="T16"> et le capteur à un fonctionnement différents des autres. </text:span><text:span text:style-name="T17">De ce fait</text:span><text:span text:style-name="T16">, avoir un membre d’un autre groupe qui puisse faire des recherches sur ce capteur est bénéfique. Pour finir, nous avons Ewan qui </text:span><text:span text:style-name="T17">a</text:span><text:span text:style-name="T16"> travaill</text:span><text:span text:style-name="T17">é</text:span><text:span text:style-name="T16"> sur l’application, l’a cod</text:span><text:span text:style-name="T17">ée</text:span><text:span text:style-name="T16"> et cré</text:span><text:span text:style-name="T17">ée</text:span><text:span text:style-name="T16"> grâce à app inventor.</text:span></text:p>
      <text:p text:style-name="P13"><text:span text:style-name="T16">D’un côté, nous avons le système avec arduino, codé en langage C.</text:span><text:span text:style-name="T10"> </text:span><text:span text:style-name="T19">De l’autre, </text:span><text:span text:style-name="T21">l</text:span><text:span text:style-name="T19">’application téléphonique qui est </text:span><text:span text:style-name="T21">réalisée</text:span><text:span text:style-name="T20"> avec un langage proche du</text:span><text:span text:style-name="T19"> langage Scratch qui est un langage</text:span><text:span text:style-name="T10"> un peu plus simplifi</text:span><text:span text:style-name="T11">é</text:span><text:span text:style-name="T10">. </text:span><text:span text:style-name="T17">V</text:span><text:span text:style-name="T10">ous allez me demander « Mais quel est le rapport avec la complémentarité de l’équipe ? »</text:span></text:p>
      <text:p text:style-name="P13"><text:span text:style-name="T17">M</text:span><text:span text:style-name="T10">a réponse est que deux personnes vont faire cette t</text:span><text:span text:style-name="T18">â</text:span><text:span text:style-name="T10">che, l’un avec la langue C et l’autre avec la langue scratch. </text:span><text:span text:style-name="T18">Ils</text:span><text:span text:style-name="T10"> doivent faire en sorte qu’il puissent raccorder le tout et que les actions de l’application et du système soi</text:span><text:span text:style-name="T18">en</text:span><text:span text:style-name="T10">t logique</text:span><text:span text:style-name="T18">s</text:span><text:span text:style-name="T10">. </text:span><text:span text:style-name="T18">P</text:span><text:span text:style-name="T10">our moi, pour que les deux système puisse</text:span><text:span text:style-name="T18">nt</text:span><text:span text:style-name="T10"> communiquer, il faut que les créateurs de ces systèmes communiquent </text:span><text:span text:style-name="T18">eux </text:span><text:span text:style-name="T11">aussi</text:span><text:span text:style-name="T10"> pour que la logique </text:span><text:span text:style-name="T11">des deux systèmes puisse</text:span><text:span text:style-name="T10"> se suiv</text:span><text:span text:style-name="T11">re</text:span><text:span text:style-name="T10">. Surtout </text:span><text:span text:style-name="T18">lorsque</text:span><text:span text:style-name="T10"> </text:span><text:span text:style-name="T18">nous avons ces</text:span><text:span text:style-name="T10"> deux compétences qui ont le même but, mais pas la même façon de fonctionner, </text:span><text:span text:style-name="T12">ni la même façon de faire. </text:span><text:span text:style-name="T13">Mais il se peut que certaines compétences soient trop divergentes pour contenir une cohésion assez forte, même si elle</text:span><text:span text:style-name="T18">s</text:span><text:span text:style-name="T13"> pourraient se compléter. </text:span><text:span text:style-name="T18">G</text:span><text:span text:style-name="T13">énéralement cela n’affecte pas réellement la destination ni la réussite ou l’échec du projet, mais est juste une éventualité.</text:span></text:p>
      <text:p text:style-name="P2"/>
      <text:p text:style-name="P4">Conclusion: <text:span text:style-name="T5">En conclusion, pour ma part, la </text:span><text:span text:style-name="T38">complémentarité</text:span><text:span text:style-name="T5"> des membres d’un groupe pour un projet tel que l’arroseur automatique est réellement un grand avantage. </text:span><text:span text:style-name="T47">C</text:span><text:span text:style-name="T5">e projet forçai</text:span><text:span text:style-name="T47">t</text:span><text:span text:style-name="T5"> réellement à mettre en œuvre </text:span><text:span text:style-name="T47">nombre </text:span><text:span text:style-name="T5">de compétences, pour que ce système fonctionne parfaitement. </text:span><text:span text:style-name="T47">U</text:span><text:span text:style-name="T5">ne seule personne ne peut pas forcément tout savoir et tout faire. </text:span><text:span text:style-name="T47">J</text:span><text:span text:style-name="T5">e met</text:span><text:span text:style-name="T47">s</text:span><text:span text:style-name="T5"> réellement le point sur le fonctionnement, car </text:span><text:span text:style-name="T47">lorsque nous sommes</text:span><text:span text:style-name="T5"> plus </text:span><text:span text:style-name="T47">nombreux,</text:span><text:span text:style-name="T5"> une personne peut </text:span><text:span text:style-name="T47">travailler</text:span><text:span text:style-name="T5"> réellement sur une compétence en particulier et peut réaliser de meilleures choses, qu’une personne qui ferai</text:span><text:span text:style-name="T47">t</text:span><text:span text:style-name="T5"> tout, </text:span><text:span text:style-name="T47">toute seule</text:span><text:span text:style-name="T5">. En effet dans ce projet, j’aurais retenu que j’avais plus de facilité à faire une seule chose et </text:span><text:span text:style-name="T47">cela a</text:span><text:span text:style-name="T5"> permis de me rendre beaucoup plus précis dans ce que je faisais. </text:span><text:span text:style-name="T47">P</text:span><text:span text:style-name="T5">our donner </text:span><text:soft-page-break/><text:span text:style-name="T5">l’exemple, dans tou</text:span><text:span text:style-name="T47">s</text:span><text:span text:style-name="T5"> les types de projets, il doit y avoir plusieurs personnes </text:span><text:span text:style-name="T47">réunies </text:span><text:span text:style-name="T5">pour les mêmes raisons. </text:span><text:span text:style-name="T47">M</text:span><text:span text:style-name="T23">ême si certaines compétences peuvent ne pas réellement se ressembler et ne s’accorde</text:span><text:span text:style-name="T47">nt</text:span><text:span text:style-name="T23"> pas bien, </text:span><text:span text:style-name="T47">cela</text:span><text:span text:style-name="T23"> il </text:span><text:span text:style-name="T47">va </text:span><text:span text:style-name="T23">mener à la fin du projet </text:span><text:span text:style-name="T47">et à</text:span><text:span text:style-name="T23"> sa réussite. Donc généralement, oui </text:span><text:span text:style-name="T47">cela </text:span><text:span text:style-name="T23">peut être un réel avantage.</text:span><text:span text:style-name="T5">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23M31S</meta:editing-duration>
    <meta:editing-cycles>35</meta:editing-cycles>
    <meta:generator>LibreOffice/7.1.1.2$Windows_X86_64 LibreOffice_project/fe0b08f4af1bacafe4c7ecc87ce55bb426164676</meta:generator>
    <dc:date>2021-06-06T13:48:55.019000000</dc:date>
    <meta:document-statistic meta:table-count="0" meta:image-count="0" meta:object-count="0" meta:page-count="4" meta:paragraph-count="15" meta:word-count="1612" meta:character-count="9977" meta:non-whitespace-character-count="8375"/>
    <meta:user-defined meta:name="Info 1"/>
    <meta:user-defined meta:name="Info 2"/>
    <meta:user-defined meta:name="Info 3"/>
    <meta:user-defined meta:name="Info 4"/>
  </office:meta>
</office:document-meta>
</file>